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16a61" officeooo:paragraph-rsid="00116a61"/>
    </style:style>
    <style:style style:name="P2" style:family="paragraph" style:parent-style-name="Standard">
      <style:paragraph-properties fo:text-align="justify" style:justify-single-word="false"/>
      <style:text-properties fo:font-size="16pt" fo:font-weight="bold" officeooo:rsid="00116a61" officeooo:paragraph-rsid="00116a61" style:font-size-asian="16pt" style:font-weight-asian="bold" style:font-size-complex="16pt" style:font-weight-complex="bold"/>
    </style:style>
    <style:style style:name="T1" style:family="text">
      <style:text-properties officeooo:rsid="001501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bstract</text:p>
      <text:p text:style-name="P1"/>
      <text:p text:style-name="P1">Finding efficient codes is crucial for achieving reliable communication over noisy channels. While error-correcting codes for multiple channel copies are well understood, the task of approximating the best code for a single channel, i.e. that maximizes the success probability of the encoding and decoding process, is much less developed. This thesis addresses this problem in several scenarios.</text:p>
      <text:p text:style-name="P1"/>
      <text:p text:style-name="P1">For point-to-point channels, optimal approximation algorithms for coding and list-decoding are known. We study a generalization of the latter with a variable list size, compensated by an increasing probability of failure. More generally, we study the coverage problem which entails maximizing ∑a∈[n] φ(|{i ∈ S : a ∈ Ti}|) over subsets S⊆[m] of cardinality k, for a general nonnegative concave function φ. We provide an approximation algorithm for that problem of ratio αφ := minx∈N∗ φ(E[Poi(x)])/E[φ(Poi(x))], which cannot be improved unless P≠NP.</text:p>
      <text:p text:style-name="P1"/>
      <text:p text:style-name="P1">Generalizing and abstracting quantum entanglement, non-signaling correlations can be used to enhance communication. For multiple-access channels, we show that optimal non-signaling codes can be found in polynomial time in the number of copies of the channel. Applied to the binary adder channel, a non-signaling advantage on its capacity region is established. We provide a general single-letter outer bound on the non-signaling capacity region. When non-signaling assistance is not shared between encoders, we show that the capacity region is not changed.</text:p>
      <text:p text:style-name="P1"/>
      <text:p text:style-name="P1">For broadcast channels, we show that non-signaling assistance shared only between decoders does not not change the capacity region. Restricting to deterministic channels, we provide a (1−1/e)²-approximation algorithm, and we show that their capacity region is not changed with non-signaling assistance. In the value query model, we show that we cannot achieve a better approximation ratio than Ω(1/√m) for the general broadcast channel coding problem, with m an output size of the chann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7T14:29:39.688149994</meta:creation-date>
    <dc:date>2023-06-27T14:38:48.789404058</dc:date>
    <meta:editing-duration>PT9M7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295" meta:character-count="1995" meta:non-whitespace-character-count="1707"/>
  </office:meta>
</office:document-meta>
</file>